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de4" officeooo:paragraph-rsid="00176de4"/>
    </style:style>
    <style:style style:name="P2" style:family="paragraph" style:parent-style-name="Standard">
      <style:text-properties officeooo:rsid="0018391b" officeooo:paragraph-rsid="0018391b"/>
    </style:style>
    <style:style style:name="P3" style:family="paragraph" style:parent-style-name="Standard">
      <style:text-properties officeooo:rsid="0018391b" officeooo:paragraph-rsid="0018c308"/>
    </style:style>
    <style:style style:name="P4" style:family="paragraph" style:parent-style-name="Standard" style:list-style-name="L2">
      <style:text-properties officeooo:paragraph-rsid="0018c308"/>
    </style:style>
    <style:style style:name="P5" style:family="paragraph" style:parent-style-name="Standard">
      <style:paragraph-properties fo:margin-left="0.5in" fo:margin-right="0in" fo:margin-top="0in" fo:margin-bottom="0in" style:contextual-spacing="false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8391b" officeooo:paragraph-rsid="0018c308" style:text-blinking="false" fo:background-color="transparent"/>
    </style:style>
    <style:style style:name="P6" style:family="paragraph" style:parent-style-name="Standard">
      <style:paragraph-properties fo:margin-left="0.5in" fo:margin-right="0in" fo:margin-top="0in" fo:margin-bottom="0in" style:contextual-spacing="false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98468" officeooo:paragraph-rsid="00198468" style:text-blinking="false" fo:background-color="transparen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style:paragraph-properties fo:margin-left="0.5in" fo:margin-right="0in" fo:margin-top="0in" fo:margin-bottom="0in" style:contextual-spacing="false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officeooo:rsid="0018c308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italic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italic" style:text-underline-style="none" fo:font-weight="bold" officeooo:rsid="0018391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docs-internal-guid-2fc6399e-d0e0-2df8-0c4e-1486907664f9"/><text:span text:style-name="T2">1. </text:span><text:span text:style-name="T3">Работа с историей изменений</text:span><text:span text:style-name="T5">.</text:span><text:span text:style-name="T6"> </text:span><text:span text:style-name="T2">Написать команды:</text:span></text:p>
      <text:list xml:id="list6821325785252254591" text:style-name="L3">
        <text:list-item>
          <text:p text:style-name="P10">которая выводит сообщения и автора всех коммитов из ветки develop-feature1, которые сделаны за последние 3 часа и которых нет в родительских ветках (develop, master). Сортировка по дате, первые более новые.</text:p>
          <text:p text:style-name="P10"/>
        </text:list-item>
      </text:list>
      <text:p text:style-name="P6">git log --name-status develop master..develop-feature1 --after="3 hours ago" --reverse</text:p>
      <text:p text:style-name="P5"/>
      <text:list xml:id="list213432426722479" text:continue-numbering="true" text:style-name="L3">
        <text:list-item>
          <text:p text:style-name="P10">выводит для каждого коммита из веток master, develop, в сообщении которых есть упоминание заданного номера задачи (допустим задачи 231), его сообщение, автора и дату. Сортировка по дате, первые более новые.</text:p>
        </text:list-item>
      </text:list>
      <text:p text:style-name="P9"/>
      <text:p text:style-name="P5"><text:span text:style-name="T1">git log master develop</text:span> --after="3 hours ago" –reverse</text:p>
      <text:p text:style-name="P9"/>
      <text:p text:style-name="Text_20_body"/>
      <text:h text:style-name="Heading_20_2" text:outline-level="2">Исправление последнего коммита вместо создания нового</text:h>
      <text:p text:style-name="Text_20_body"><text:line-break/>Пример команды: <text:span text:style-name="Strong_20_Emphasis">git commit --amend</text:span><text:line-break/><text:line-break/>Этот совет очень простой. Допустим, вы сделали изменения, закоммитили их, а потом обнаружили опечатку. Вы можете сделать новый коммит с описанием «исправление опечатка», но есть вариант получше.<text:line-break/><text:line-break/><text:span text:style-name="Strong_20_Emphasis">Если вы ещё не запушили изменения в удалённую ветку</text:span>, то можно сделать вот так вот:</text:p>
      <text:list xml:id="list4788795957928908411" text:style-name="L1">
        <text:list-item>
          <text:p text:style-name="P8">Исправьте ошибку. </text:p>
        </text:list-item>
        <text:list-item>
          <text:p text:style-name="P8">Добавьте изменения в список файлов, подготовленных для коммита: <text:span text:style-name="Strong_20_Emphasis">git add some-fixed-file.js</text:span>. </text:p>
        </text:list-item>
        <text:list-item>
          <text:p text:style-name="P8">Запустите команду <text:span text:style-name="Strong_20_Emphasis">git commit --amend</text:span>, которая добавит эти последние изменения в самый последний коммит. Вы так же сможете отредактировать примечание к коммиту. </text:p>
        </text:list-item>
        <text:list-item>
          <text:p text:style-name="P7">Когда всё будет готово, вы можете запушить ветку в удалённый репозиторий. </text:p>
        </text:list-item>
      </text:list>
      <text:p text:style-name="Standard"/>
      <text:p text:style-name="P1">Поиск по времени </text:p>
      <text:p text:style-name="P3"><text:s/><text:span text:style-name="T1"><text:s/>git log develop-feature1 test</text:span> --after="3 hours ago" –reverse</text:p>
      <text:p text:style-name="P3"/>
      <text:list xml:id="list8671660584317076048" text:style-name="L2">
        <text:list-item>
          <text:p text:style-name="P4"><text:span text:style-name="T4">Работа с историей изменений</text:span></text:p>
          <text:p text:style-name="P4"><text:span text:style-name="T4"/></text:p>
        </text:list-item>
      </text:list>
      <text:p text:style-name="P3"><text:span text:style-name="T1"><text:tab/>git log develop-feature1 test</text:span> --after="3 hours ago" –revers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37:51.168736476</meta:creation-date>
    <dc:date>2016-07-09T21:34:31.444970945</dc:date>
    <meta:editing-duration>PT11M9S</meta:editing-duration>
    <meta:editing-cycles>1</meta:editing-cycles>
    <meta:document-statistic meta:table-count="0" meta:image-count="0" meta:object-count="0" meta:page-count="1" meta:paragraph-count="15" meta:word-count="221" meta:character-count="1493" meta:non-whitespace-character-count="1291"/>
    <meta:generator>LibreOffice/4.2.8.2$Linux_X86_64 LibreOffice_project/420m0$Build-2</meta:generator>
  </office:meta>
</office:document-meta>
</file>